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2cm" svg:stroke-color="#000000" draw:marker-start="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Analysis Procedure Grimm</text:span></text:p>
          </draw:text-box>
        </draw:frame>
        <draw:custom-shape draw:style-name="gr2" draw:text-style-name="P3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0.007cm" svg:height="3.175cm" svg:x="24.457cm" svg:y="7.674cm">
          <text:p text:style-name="P3"><text:span text:style-name="T1">(1) World Analys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10.007cm" svg:height="3.175cm" svg:x="40.716cm" svg:y="19.352cm">
          <text:p text:style-name="P3"><text:span text:style-name="T1">(2) Potential Analys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0.033cm" svg:height="3.175cm" svg:x="24.444cm" svg:y="31.983cm">
          <text:p text:style-name="P3"><text:span text:style-name="T1">(3) Plan Develop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0.033cm" svg:height="3.175cm" svg:x="7.818cm" svg:y="19.352cm">
          <text:p text:style-name="P3"><text:span text:style-name="T1">(4) Plan Deploymen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4.464cm" svg:y1="9.261cm" svg:x2="45.719cm" svg:y2="19.352cm" draw:start-shape="id1" draw:start-glue-point="1" draw:end-shape="id2" draw:end-glue-point="0" svg:d="M34464 9261c7504 0 11255 3363 11255 10091" svg:viewBox="0 0 11256 10092">
          <text:p/>
        </draw:connector>
        <draw:connector draw:style-name="gr4" draw:text-style-name="P3" draw:layer="layout" draw:type="curve" svg:x1="45.719cm" svg:y1="22.527cm" svg:x2="34.477cm" svg:y2="33.57cm" draw:start-shape="id2" draw:start-glue-point="2" draw:end-shape="id3" draw:end-glue-point="1" svg:d="M45719 22527c0 7362-3747 11043-11242 11043" svg:viewBox="0 0 11243 11044">
          <text:p/>
        </draw:connector>
        <draw:connector draw:style-name="gr4" draw:text-style-name="P3" draw:layer="layout" draw:type="curve" svg:x1="24.444cm" svg:y1="33.57cm" svg:x2="12.834cm" svg:y2="22.527cm" draw:start-shape="id3" draw:start-glue-point="3" draw:end-shape="id4" draw:end-glue-point="2" svg:d="M24444 33570c-7740 0-11610-3681-11610-11043" svg:viewBox="0 0 11611 11044">
          <text:p/>
        </draw:connector>
        <draw:connector draw:style-name="gr4" draw:text-style-name="P3" draw:layer="layout" draw:type="curve" svg:x1="12.834cm" svg:y1="19.352cm" svg:x2="24.457cm" svg:y2="9.261cm" draw:start-shape="id4" draw:start-glue-point="0" draw:end-shape="id1" draw:end-glue-point="3" svg:d="M12834 19352c0-6728 3874-10091 11623-10091" svg:viewBox="0 0 11624 100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9-01T16:56:38.614964405</dc:date>
    <dc:creator>darjeeling </dc:creator>
    <meta:editing-duration>PT24M17S</meta:editing-duration>
    <meta:editing-cycles>9</meta:editing-cycles>
    <meta:generator>LibreOffice/4.2.4.2$Linux_X86_64 LibreOffice_project/420m0$Build-2</meta:generator>
    <meta:document-statistic meta:object-count="11"/>
  </office:meta>
</office:document-meta>
</file>